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16in"/>
    </style:style>
    <style:style style:name="co3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5965in" svg:y="0.0248in">
            <draw:object draw:notify-on-update-of-ranges="Sheet1.C2:Sheet1.C2 Sheet1.C3:Sheet1.C10 Sheet1.D2:Sheet1.D2 Sheet1.D3:Sheet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6201in" svg:y="3.7409in">
            <draw:object draw:notify-on-update-of-ranges="Sheet1.C13:Sheet1.C13 Sheet1.C14:Sheet1.C21 Sheet1.D13:Sheet1.D13 Sheet1.D14:Sheet1.D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323in" svg:height="3.3756in" svg:x="5.6071in" svg:y="7.302in">
            <draw:object draw:notify-on-update-of-ranges="Sheet1.C23:Sheet1.C23 Sheet1.C24:Sheet1.C31 Sheet1.D23:Sheet1.D23 Sheet1.D24:Sheet1.D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g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lg(n)</text:p>
          </table:table-cell>
          <table:table-cell office:value-type="string" calcext:value-type="string">
            <text:p>lg(O(n))</text:p>
          </table:table-cell>
          <table:table-cell office:value-type="string" calcext:value-type="string">
            <text:p>Estimate run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LOG([.A3];2)" office:value-type="float" office:value="5.64385618977472" calcext:value-type="float">
            <text:p>5.64385618977472</text:p>
          </table:table-cell>
          <table:table-cell table:formula="of:=LOG([.B3];2)" office:value-type="float" office:value="1" calcext:value-type="float">
            <text:p>1</text:p>
          </table:table-cell>
          <table:table-cell office:value-type="string" calcext:value-type="string">
            <text:p>O(n^2.5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LOG([.A4];2)" office:value-type="float" office:value="6.64385618977473" calcext:value-type="float">
            <text:p>6.64385618977473</text:p>
          </table:table-cell>
          <table:table-cell table:formula="of:=LOG([.B4];2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formula="of:=LOG([.A5];2)" office:value-type="float" office:value="7.64385618977472" calcext:value-type="float">
            <text:p>7.64385618977472</text:p>
          </table:table-cell>
          <table:table-cell table:formula="of:=LOG([.B5];2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6" calcext:value-type="float">
            <text:p>86</text:p>
          </table:table-cell>
          <table:table-cell table:formula="of:=LOG([.A6];2)" office:value-type="float" office:value="8.64385618977473" calcext:value-type="float">
            <text:p>8.64385618977473</text:p>
          </table:table-cell>
          <table:table-cell table:formula="of:=LOG([.B6];2)" office:value-type="float" office:value="6.4262647547021" calcext:value-type="float">
            <text:p>6.4262647547021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0" calcext:value-type="float">
            <text:p>460</text:p>
          </table:table-cell>
          <table:table-cell table:formula="of:=LOG([.A7];2)" office:value-type="float" office:value="9.64385618977473" calcext:value-type="float">
            <text:p>9.64385618977473</text:p>
          </table:table-cell>
          <table:table-cell table:formula="of:=LOG([.B7];2)" office:value-type="float" office:value="8.84549005094438" calcext:value-type="float">
            <text:p>8.84549005094438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823" calcext:value-type="float">
            <text:p>2823</text:p>
          </table:table-cell>
          <table:table-cell table:formula="of:=LOG([.A8];2)" office:value-type="float" office:value="10.6438561897747" calcext:value-type="float">
            <text:p>10.6438561897747</text:p>
          </table:table-cell>
          <table:table-cell table:formula="of:=LOG([.B8];2)" office:value-type="float" office:value="11.4630134134497" calcext:value-type="float">
            <text:p>11.4630134134497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9247" calcext:value-type="float">
            <text:p>19247</text:p>
          </table:table-cell>
          <table:table-cell table:formula="of:=LOG([.A9];2)" office:value-type="float" office:value="11.6438561897747" calcext:value-type="float">
            <text:p>11.6438561897747</text:p>
          </table:table-cell>
          <table:table-cell table:formula="of:=LOG([.B9];2)" office:value-type="float" office:value="14.2323459722447" calcext:value-type="float">
            <text:p>14.2323459722447</text:p>
          </table:table-cell>
          <table:table-cell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468191" calcext:value-type="float">
            <text:p>468191</text:p>
          </table:table-cell>
          <table:table-cell table:formula="of:=LOG([.A10];2)" office:value-type="float" office:value="12.6438561897747" calcext:value-type="float">
            <text:p>12.6438561897747</text:p>
          </table:table-cell>
          <table:table-cell table:formula="of:=LOG([.B10];2)" office:value-type="float" office:value="18.8367376763362" calcext:value-type="float">
            <text:p>18.836737676336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g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lg(n)</text:p>
          </table:table-cell>
          <table:table-cell office:value-type="string" calcext:value-type="string">
            <text:p>lg(O(n))</text:p>
          </table:table-cell>
          <table:table-cell office:value-type="string" calcext:value-type="string">
            <text:p>Estimate run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LOG([.A14];2)" office:value-type="float" office:value="5.64385618977472" calcext:value-type="float">
            <text:p>5.64385618977472</text:p>
          </table:table-cell>
          <table:table-cell table:formula="of:=LOG([.B14];2)" office:value-type="float" office:value="1" calcext:value-type="float">
            <text:p>1</text:p>
          </table:table-cell>
          <table:table-cell office:value-type="string" calcext:value-type="string">
            <text:p>O(n^0.84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LOG([.A15];2)" office:value-type="float" office:value="6.64385618977473" calcext:value-type="float">
            <text:p>6.64385618977473</text:p>
          </table:table-cell>
          <table:table-cell table:formula="of:=LOG([.B15];2)" office:value-type="float" office:value="1.58496250072116" calcext:value-type="float">
            <text:p>1.5849625007211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LOG([.A16];2)" office:value-type="float" office:value="7.64385618977472" calcext:value-type="float">
            <text:p>7.64385618977472</text:p>
          </table:table-cell>
          <table:table-cell table:formula="of:=LOG([.B16];2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LOG([.A17];2)" office:value-type="float" office:value="8.64385618977473" calcext:value-type="float">
            <text:p>8.64385618977473</text:p>
          </table:table-cell>
          <table:table-cell table:formula="of:=LOG([.B17];2)" office:value-type="float" office:value="2.58496250072116" calcext:value-type="float">
            <text:p>2.58496250072116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formula="of:=LOG([.A18];2)" office:value-type="float" office:value="9.64385618977473" calcext:value-type="float">
            <text:p>9.64385618977473</text:p>
          </table:table-cell>
          <table:table-cell table:formula="of:=LOG([.B18];2)" office:value-type="float" office:value="3.4594316186373" calcext:value-type="float">
            <text:p>3.4594316186373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table:formula="of:=LOG([.A19];2)" office:value-type="float" office:value="10.6438561897747" calcext:value-type="float">
            <text:p>10.6438561897747</text:p>
          </table:table-cell>
          <table:table-cell table:formula="of:=LOG([.B19];2)" office:value-type="float" office:value="4.32192809488736" calcext:value-type="float">
            <text:p>4.32192809488736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1" calcext:value-type="float">
            <text:p>41</text:p>
          </table:table-cell>
          <table:table-cell table:formula="of:=LOG([.A20];2)" office:value-type="float" office:value="11.6438561897747" calcext:value-type="float">
            <text:p>11.6438561897747</text:p>
          </table:table-cell>
          <table:table-cell table:formula="of:=LOG([.B20];2)" office:value-type="float" office:value="5.35755200461808" calcext:value-type="float">
            <text:p>5.35755200461808</text:p>
          </table:table-cell>
          <table:table-cell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53" calcext:value-type="float">
            <text:p>153</text:p>
          </table:table-cell>
          <table:table-cell table:formula="of:=LOG([.A21];2)" office:value-type="float" office:value="12.6438561897747" calcext:value-type="float">
            <text:p>12.6438561897747</text:p>
          </table:table-cell>
          <table:table-cell table:formula="of:=LOG([.B21];2)" office:value-type="float" office:value="7.25738784269265" calcext:value-type="float">
            <text:p>7.2573878426926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g3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lg(n)</text:p>
          </table:table-cell>
          <table:table-cell office:value-type="string" calcext:value-type="string">
            <text:p>lg(O(n))</text:p>
          </table:table-cell>
          <table:table-cell office:value-type="string" calcext:value-type="string">
            <text:p>Estimate run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LOG([.A24];2)" office:value-type="float" office:value="4" calcext:value-type="float">
            <text:p>4</text:p>
          </table:table-cell>
          <table:table-cell table:formula="of:=LOG([.B24];2)" office:value-type="float" office:value="1" calcext:value-type="float">
            <text:p>1</text:p>
          </table:table-cell>
          <table:table-cell office:value-type="string" calcext:value-type="string">
            <text:p>O(n^5.35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LOG([.A25];2)" office:value-type="float" office:value="4.32192809488736" calcext:value-type="float">
            <text:p>4.32192809488736</text:p>
          </table:table-cell>
          <table:table-cell table:formula="of:=LOG([.B25];2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table:formula="of:=LOG([.A26];2)" office:value-type="float" office:value="4.58496250072116" calcext:value-type="float">
            <text:p>4.58496250072116</text:p>
          </table:table-cell>
          <table:table-cell table:formula="of:=LOG([.B26];2)" office:value-type="float" office:value="5.85798099512757" calcext:value-type="float">
            <text:p>5.8579809951275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1" calcext:value-type="float">
            <text:p>901</text:p>
          </table:table-cell>
          <table:table-cell table:formula="of:=LOG([.A27];2)" office:value-type="float" office:value="4.8073549220576" calcext:value-type="float">
            <text:p>4.8073549220576</text:p>
          </table:table-cell>
          <table:table-cell table:formula="of:=LOG([.B27];2)" office:value-type="float" office:value="9.81538329581354" calcext:value-type="float">
            <text:p>9.8153832958135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335" calcext:value-type="float">
            <text:p>14335</text:p>
          </table:table-cell>
          <table:table-cell table:formula="of:=LOG([.A28];2)" office:value-type="float" office:value="5" calcext:value-type="float">
            <text:p>5</text:p>
          </table:table-cell>
          <table:table-cell table:formula="of:=LOG([.B28];2)" office:value-type="float" office:value="13.8072542841279" calcext:value-type="float">
            <text:p>13.807254284127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7247" calcext:value-type="float">
            <text:p>57247</text:p>
          </table:table-cell>
          <table:table-cell table:formula="of:=LOG([.A29];2)" office:value-type="float" office:value="5.08746284125034" calcext:value-type="float">
            <text:p>5.08746284125034</text:p>
          </table:table-cell>
          <table:table-cell table:formula="of:=LOG([.B29];2)" office:value-type="float" office:value="15.804912471038" calcext:value-type="float">
            <text:p>15.80491247103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9093" calcext:value-type="float">
            <text:p>229093</text:p>
          </table:table-cell>
          <table:table-cell table:formula="of:=LOG([.A30];2)" office:value-type="float" office:value="5.16992500144231" calcext:value-type="float">
            <text:p>5.16992500144231</text:p>
          </table:table-cell>
          <table:table-cell table:formula="of:=LOG([.B30];2)" office:value-type="float" office:value="17.8055738518067" calcext:value-type="float">
            <text:p>17.805573851806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17270" calcext:value-type="float">
            <text:p>917270</text:p>
          </table:table-cell>
          <table:table-cell table:formula="of:=LOG([.A31];2)" office:value-type="float" office:value="5.24792751344359" calcext:value-type="float">
            <text:p>5.24792751344359</text:p>
          </table:table-cell>
          <table:table-cell table:formula="of:=LOG([.B31];2)" office:value-type="float" office:value="19.8069869305323" calcext:value-type="float">
            <text:p>19.806986930532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E1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0" loext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4T13:17:14.088276749</meta:creation-date>
    <dc:date>2021-09-04T14:54:58.601962112</dc:date>
    <meta:editing-duration>PT4M55S</meta:editing-duration>
    <meta:editing-cycles>3</meta:editing-cycles>
    <meta:generator>LibreOffice/6.4.7.2$Linux_X86_64 LibreOffice_project/40$Build-2</meta:generator>
    <meta:document-statistic meta:table-count="1" meta:cell-count="11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121"/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61cm" svg:y="0.316cm" chart:style-name="ch2">
          <text:p>prog1</text:p>
        </chart:title>
        <chart:subtitle svg:x="0.944cm" svg:y="1.05cm" chart:style-name="ch3">
          <text:p>Estimated Runtime O(n^2.5) - Esitmated Run time with 1 mil input = 1x10^15</text:p>
        </chart:subtitle>
        <chart:legend chart:legend-position="end" svg:x="12.275cm" svg:y="3.952cm" style:legend-expansion="high" chart:style-name="ch4"/>
        <chart:plot-area chart:style-name="ch5" table:cell-range-address="Sheet1.C2:Sheet1.D10" chart:data-source-has-labels="row" svg:x="1.331cm" svg:y="2.138cm" svg:width="10.624cm" svg:height="5.701cm">
          <chartooo:coordinate-region svg:x="1.767cm" svg:y="2.337cm" svg:width="9.816cm" svg:height="4.855cm"/>
          <chart:axis chart:dimension="x" chart:name="primary-x" chart:style-name="ch6">
            <chart:title svg:x="6.255cm" svg:y="8.019cm" chart:style-name="ch7">
              <text:p>lg(n)</text:p>
            </chart:title>
          </chart:axis>
          <chart:axis chart:dimension="y" chart:name="primary-y" chart:style-name="ch6">
            <chart:title svg:x="0.451cm" svg:y="5.826cm" chart:style-name="ch8">
              <text:p>lg(runtime)</text:p>
            </chart:title>
            <chart:grid chart:style-name="ch9" chart:class="major"/>
          </chart:axis>
          <chart:series chart:style-name="ch10" chart:values-cell-range-address="Sheet1.D3:Sheet1.D10" chart:label-cell-address="Sheet1.D2:Sheet1.D2" chart:class="chart:scatter">
            <chart:domain table:cell-range-address="Sheet1.C3:Sheet1.C10"/>
            <chart:regression-curve chart:style-name="ch11">
              <chart:equation chart:display-equation="true" chart:display-r-square="false" svg:x="10.19cm" svg:y="1.922cm" chart:style-name="ch12"/>
            </chart:regression-curve>
            <chart:data-point chart:repeated="6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g(O(n))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4385618977472">
                <text:p>5.64385618977472</text:p>
                <draw:g>
                  <svg:desc>Sheet1.C3:Sheet1.C10</svg:desc>
                </draw:g>
              </table:table-cell>
              <table:table-cell office:value-type="float" office:value="1">
                <text:p>1</text:p>
                <draw:g>
                  <svg:desc>Sheet1.D3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4385618977473">
                <text:p>6.64385618977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64385618977472">
                <text:p>7.64385618977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64385618977473">
                <text:p>8.64385618977473</text:p>
              </table:table-cell>
              <table:table-cell office:value-type="float" office:value="6.4262647547021">
                <text:p>6.4262647547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64385618977473">
                <text:p>9.64385618977473</text:p>
              </table:table-cell>
              <table:table-cell office:value-type="float" office:value="8.84549005094438">
                <text:p>8.84549005094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6438561897747">
                <text:p>10.6438561897747</text:p>
              </table:table-cell>
              <table:table-cell office:value-type="float" office:value="11.4630134134497">
                <text:p>11.4630134134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6438561897747">
                <text:p>11.6438561897747</text:p>
              </table:table-cell>
              <table:table-cell office:value-type="float" office:value="14.2323459722447">
                <text:p>14.2323459722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6438561897747">
                <text:p>12.6438561897747</text:p>
              </table:table-cell>
              <table:table-cell office:value-type="float" office:value="18.8367376763362">
                <text:p>18.83673767633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121"/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prog 2</text:p>
        </chart:title>
        <chart:subtitle svg:x="0.949cm" svg:y="1.125cm" chart:style-name="ch3">
          <text:p>Estimated Runtime O(n^0.84) Estimated Run Time with 1 mil input = 109648</text:p>
        </chart:subtitle>
        <chart:legend chart:legend-position="end" svg:x="12.275cm" svg:y="3.952cm" style:legend-expansion="high" chart:style-name="ch4"/>
        <chart:plot-area chart:style-name="ch5" table:cell-range-address="Sheet1.C13:Sheet1.D21" chart:data-source-has-labels="row" svg:x="1.331cm" svg:y="2.138cm" svg:width="10.624cm" svg:height="5.701cm">
          <chartooo:coordinate-region svg:x="1.767cm" svg:y="2.337cm" svg:width="10.001cm" svg:height="4.855cm"/>
          <chart:axis chart:dimension="x" chart:name="primary-x" chart:style-name="ch6">
            <chart:title svg:x="6.255cm" svg:y="8.019cm" chart:style-name="ch7">
              <text:p>lg(n)</text:p>
            </chart:title>
          </chart:axis>
          <chart:axis chart:dimension="y" chart:name="primary-y" chart:style-name="ch6">
            <chart:title svg:x="0.451cm" svg:y="5.826cm" chart:style-name="ch8">
              <text:p>lg(runtime)</text:p>
            </chart:title>
            <chart:grid chart:style-name="ch9" chart:class="major"/>
          </chart:axis>
          <chart:series chart:style-name="ch10" chart:values-cell-range-address="Sheet1.D14:Sheet1.D21" chart:label-cell-address="Sheet1.D13:Sheet1.D13" chart:class="chart:scatter">
            <chart:domain table:cell-range-address="Sheet1.C14:Sheet1.C21"/>
            <chart:regression-curve chart:style-name="ch11">
              <chart:equation chart:display-equation="true" chart:display-r-square="false" chart:style-name="ch12"/>
            </chart:regression-curve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g(O(n))</text:p>
                <draw:g>
                  <svg:desc>Sheet1.D13:Sheet1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4385618977472">
                <text:p>5.64385618977472</text:p>
                <draw:g>
                  <svg:desc>Sheet1.C14:Sheet1.C21</svg:desc>
                </draw:g>
              </table:table-cell>
              <table:table-cell office:value-type="float" office:value="1">
                <text:p>1</text:p>
                <draw:g>
                  <svg:desc>Sheet1.D14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4385618977473">
                <text:p>6.64385618977473</text:p>
              </table:table-cell>
              <table:table-cell office:value-type="float" office:value="1.58496250072116">
                <text:p>1.58496250072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64385618977472">
                <text:p>7.64385618977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64385618977473">
                <text:p>8.64385618977473</text:p>
              </table:table-cell>
              <table:table-cell office:value-type="float" office:value="2.58496250072116">
                <text:p>2.58496250072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64385618977473">
                <text:p>9.64385618977473</text:p>
              </table:table-cell>
              <table:table-cell office:value-type="float" office:value="3.4594316186373">
                <text:p>3.4594316186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6438561897747">
                <text:p>10.6438561897747</text:p>
              </table:table-cell>
              <table:table-cell office:value-type="float" office:value="4.32192809488736">
                <text:p>4.32192809488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6438561897747">
                <text:p>11.6438561897747</text:p>
              </table:table-cell>
              <table:table-cell office:value-type="float" office:value="5.35755200461808">
                <text:p>5.35755200461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6438561897747">
                <text:p>12.6438561897747</text:p>
              </table:table-cell>
              <table:table-cell office:value-type="float" office:value="7.25738784269265">
                <text:p>7.257387842692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121"/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85cm" svg:height="8.575cm" xlink:href=".." xlink:type="simple" chart:class="chart:scatter" chart:style-name="ch1">
        <chart:title svg:x="7.403cm" svg:y="0.307cm" chart:style-name="ch2">
          <text:p>prog3</text:p>
        </chart:title>
        <chart:subtitle svg:x="1.947cm" svg:y="1.306cm" chart:style-name="ch3">
          <text:p>Estimated Runtime O(n^5.35) - Estimated RunTime with 1 mil input = 1.25x^32</text:p>
        </chart:subtitle>
        <chart:legend chart:legend-position="end" svg:x="13.497cm" svg:y="3.739cm" style:legend-expansion="high" chart:style-name="ch4"/>
        <chart:plot-area chart:style-name="ch5" table:cell-range-address="Sheet1.C23:Sheet1.D31" chart:data-source-has-labels="row" svg:x="1.332cm" svg:y="2.111cm" svg:width="11.844cm" svg:height="5.312cm">
          <chartooo:coordinate-region svg:x="1.768cm" svg:y="2.31cm" svg:width="11.168cm" svg:height="4.466cm"/>
          <chart:axis chart:dimension="x" chart:name="primary-x" chart:style-name="ch6">
            <chart:title svg:x="6.866cm" svg:y="7.594cm" chart:style-name="ch7">
              <text:p>lg(n)</text:p>
            </chart:title>
          </chart:axis>
          <chart:axis chart:dimension="y" chart:name="primary-y" chart:style-name="ch6">
            <chart:title svg:x="0.451cm" svg:y="5.605cm" chart:style-name="ch8">
              <text:p>lg(runtime)</text:p>
            </chart:title>
            <chart:grid chart:style-name="ch9" chart:class="major"/>
          </chart:axis>
          <chart:series chart:style-name="ch10" chart:values-cell-range-address="" chart:class="chart:scatter">
            <chart:domain table:cell-range-address="Sheet1.C24:Sheet1.C31"/>
            <chart:regression-curve chart:style-name="ch11">
              <chart:equation chart:display-equation="true" chart:display-r-square="false" chart:style-name="ch12"/>
            </chart:regression-curve>
            <chart:data-point chart:repeated="2"/>
            <chart:data-point chart:style-name="ch13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">
                <text:p>4</text:p>
                <draw:g>
                  <svg:desc>Sheet1.C24:Sheet1.C31</svg:desc>
                </draw:g>
              </table:table-cell>
            </table:table-row>
            <table:table-row>
              <table:table-cell office:value-type="string"/>
              <table:table-cell office:value-type="float" office:value="4.32192809488736">
                <text:p>4.32192809488736</text:p>
              </table:table-cell>
            </table:table-row>
            <table:table-row>
              <table:table-cell office:value-type="string"/>
              <table:table-cell office:value-type="float" office:value="4.58496250072116">
                <text:p>4.58496250072116</text:p>
              </table:table-cell>
            </table:table-row>
            <table:table-row>
              <table:table-cell office:value-type="string"/>
              <table:table-cell office:value-type="float" office:value="4.8073549220576">
                <text:p>4.8073549220576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5.08746284125034">
                <text:p>5.08746284125034</text:p>
              </table:table-cell>
            </table:table-row>
            <table:table-row>
              <table:table-cell office:value-type="string"/>
              <table:table-cell office:value-type="float" office:value="5.16992500144231">
                <text:p>5.16992500144231</text:p>
              </table:table-cell>
            </table:table-row>
            <table:table-row>
              <table:table-cell office:value-type="string"/>
              <table:table-cell office:value-type="float" office:value="5.24792751344359">
                <text:p>5.247927513443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